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draw:marker-start-width="0.965cm" draw:marker-end-width="0.965cm" draw:fill-color="#ffff99" draw:textarea-horizontal-align="justify" draw:textarea-vertical-align="middle" draw:auto-grow-height="false" fo:min-height="7.878cm" fo:min-width="13.47cm" fo:padding-top="0.252cm" fo:padding-bottom="0.252cm" fo:padding-left="0.377cm" fo:padding-right="0.377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0.766cm" fo:min-width="0.77cm" draw:shadow-opacity="50%"/>
    </style:style>
    <style:style style:name="gr4" style:family="graphic" style:parent-style-name="standard">
      <style:graphic-properties draw:opacity="50%" draw:fill-image-width="0cm" draw:fill-image-height="0cm" draw:textarea-horizontal-align="justify" draw:textarea-vertical-align="middle" draw:auto-grow-height="false" fo:min-height="0.766cm" fo:min-width="0.77cm" draw:shadow-opacity="5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66cc99" draw:textarea-horizontal-align="justify" draw:textarea-vertical-align="middle" draw:auto-grow-height="false" fo:min-height="1.928cm" fo:min-width="0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objectwithoutfill">
      <style:graphic-properties draw:stroke="solid" draw:stroke-dash="Line_20_Style_20_9" svg:stroke-width="0.254cm" svg:stroke-color="#3465a4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fo:min-height="0.38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opacity="50%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opacity="50%" draw:fill-image-width="0cm" draw:fill-image-height="0cm"/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66cc99"/>
      <style:paragraph-properties fo:text-align="center"/>
    </style:style>
    <style:style style:name="P8" style:family="paragraph">
      <loext:graphic-properties draw:fill="none" draw:fill-color="#ffffff"/>
      <style:text-properties fo:color="#729fcf"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10" style:family="paragraph">
      <style:text-properties fo:color="#c5000b" fo:font-size="10pt" style:font-size-asian="18pt" style:font-size-complex="18pt"/>
    </style:style>
    <style:style style:name="P11" style:family="paragraph">
      <loext:graphic-properties draw:fill="none" draw:fill-color="#ffffff"/>
      <style:text-properties fo:color="#c5000b" fo:font-size="10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729fcf" fo:font-size="12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color="#c5000b"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8.128cm" svg:x="3.54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016cm" svg:x="4.986cm" svg:y="-1.013cm">
          <text:p text:style-name="P2"><text:span text:style-name="T1">R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016cm" svg:x="10.779cm" svg:y="-0.402cm">
          <text:p text:style-name="P2"><text:span text:style-name="T1">DE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27cm" svg:height="1.016cm" svg:x="7.786cm" svg:y="-1.013cm">
          <text:p text:style-name="P2"><text:span text:style-name="T1">AR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016cm" svg:x="9.186cm" svg:y="-1.013cm">
          <text:p text:style-name="P2"><text:span text:style-name="T1">R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016cm" svg:x="12.179cm" svg:y="-0.402cm">
          <text:p text:style-name="P2"><text:span text:style-name="T1">DR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27cm" svg:height="1.016cm" svg:x="6.388cm" svg:y="-1.013cm">
          <text:p text:style-name="P2"><text:span text:style-name="T1">UPD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line-skew="0.283cm" svg:x1="8.421cm" svg:y1="0.003cm" svg:x2="7.023cm" svg:y2="0.003cm" draw:start-shape="id1" draw:end-shape="id2" draw:end-glue-point="2" svg:d="M8421 3v784h-1398v-784" svg:viewBox="0 0 1399 785">
          <text:p/>
        </draw:connector>
        <draw:custom-shape draw:style-name="gr6" draw:text-style-name="P7" draw:layer="layout" svg:width="0.635cm" svg:height="2.489cm" draw:transform="rotate (1.5707963267949) translate (2.448cm 7.4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3.302cm" svg:height="1.199cm" svg:x="3.667cm" svg:y="5.58cm">
          <draw:text-box>
            <text:p><text:span text:style-name="T2">ARRIVE</text:span></text:p>
          </draw:text-box>
        </draw:frame>
        <draw:frame draw:style-name="gr7" draw:text-style-name="P9" draw:layer="layout" svg:width="2.54cm" svg:height="1.199cm" svg:x="9.509cm" svg:y="2.524cm">
          <draw:text-box>
            <text:p><text:span text:style-name="T3">Queue</text:span></text:p>
          </draw:text-box>
        </draw:frame>
        <draw:frame draw:style-name="gr7" draw:text-style-name="P8" draw:layer="layout" svg:width="6.096cm" svg:height="1.199cm" svg:x="13.904cm" svg:y="-0.748cm">
          <draw:text-box>
            <text:p><text:span text:style-name="T2">Internal Operations</text:span></text:p>
          </draw:text-box>
        </draw:frame>
        <draw:frame draw:style-name="gr7" draw:text-style-name="P9" draw:layer="layout" svg:width="4.953cm" svg:height="1.199cm" svg:x="3.667cm" svg:y="3.611cm">
          <draw:text-box>
            <text:p><text:span text:style-name="T3">Waiting Area</text:span></text:p>
          </draw:text-box>
        </draw:frame>
        <draw:frame draw:style-name="gr7" draw:text-style-name="P9" draw:layer="layout" svg:width="4.953cm" svg:height="1.199cm" svg:x="10.668cm" svg:y="3.612cm">
          <draw:text-box>
            <text:p><text:span text:style-name="T3">Service Area</text:span></text:p>
          </draw:text-box>
        </draw:frame>
        <draw:line draw:style-name="gr8" draw:text-style-name="P6" draw:layer="layout" svg:x1="10.525cm" svg:y1="3.34cm" svg:x2="10.525cm" svg:y2="11.341cm">
          <text:p/>
        </draw:line>
        <draw:frame draw:style-name="gr7" draw:text-style-name="P8" draw:layer="layout" svg:width="3.302cm" svg:height="1.199cm" svg:x="10.867cm" svg:y="5.58cm">
          <draw:text-box>
            <text:p><text:span text:style-name="T2">START</text:span></text:p>
          </draw:text-box>
        </draw:frame>
        <draw:custom-shape draw:style-name="gr6" draw:text-style-name="P7" draw:layer="layout" svg:width="0.635cm" svg:height="2.489cm" svg:x="4.175cm" svg:y="10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635cm" svg:height="2.489cm" svg:x="6.075cm" svg:y="10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635cm" svg:height="2.489cm" svg:x="7.975cm" svg:y="10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3.302cm" svg:height="1.199cm" svg:x="3.667cm" svg:y="13.165cm">
          <draw:text-box>
            <text:p><text:span text:style-name="T2">DROP</text:span></text:p>
          </draw:text-box>
        </draw:frame>
        <draw:frame draw:style-name="gr7" draw:text-style-name="P8" draw:layer="layout" svg:width="3.302cm" svg:height="1.199cm" svg:x="5.267cm" svg:y="13.166cm">
          <draw:text-box>
            <text:p><text:span text:style-name="T2">REVOKE</text:span></text:p>
          </draw:text-box>
        </draw:frame>
        <draw:frame draw:style-name="gr7" draw:text-style-name="P8" draw:layer="layout" svg:width="3.302cm" svg:height="1.199cm" svg:x="7.367cm" svg:y="13.167cm">
          <draw:text-box>
            <text:p><text:span text:style-name="T2">DEPART</text:span></text:p>
          </draw:text-box>
        </draw:frame>
        <draw:custom-shape draw:style-name="gr6" draw:text-style-name="P7" draw:layer="layout" svg:width="0.635cm" svg:height="2.489cm" svg:x="11.075cm" svg:y="10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635cm" svg:height="2.489cm" svg:x="12.975cm" svg:y="10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635cm" svg:height="2.489cm" svg:x="14.875cm" svg:y="10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3.302cm" svg:height="1.199cm" svg:x="10.567cm" svg:y="13.165cm">
          <draw:text-box>
            <text:p><text:span text:style-name="T2">DROP</text:span></text:p>
          </draw:text-box>
        </draw:frame>
        <draw:frame draw:style-name="gr7" draw:text-style-name="P8" draw:layer="layout" svg:width="3.302cm" svg:height="1.199cm" svg:x="12.167cm" svg:y="13.166cm">
          <draw:text-box>
            <text:p><text:span text:style-name="T2">REVOKE</text:span></text:p>
          </draw:text-box>
        </draw:frame>
        <draw:frame draw:style-name="gr7" draw:text-style-name="P8" draw:layer="layout" svg:width="3.302cm" svg:height="1.199cm" svg:x="14.267cm" svg:y="13.167cm">
          <draw:text-box>
            <text:p><text:span text:style-name="T2">DEPART</text:span></text:p>
          </draw:text-box>
        </draw:frame>
        <draw:frame draw:style-name="gr7" draw:text-style-name="P11" draw:layer="layout" svg:width="4.699cm" svg:height="1.199cm" svg:x="3.667cm" svg:y="6.182cm">
          <draw:text-box>
            <text:p text:style-name="P10"><text:span text:style-name="T4">Immediate DROP if QAV</text:span></text:p>
          </draw:text-box>
        </draw:frame>
        <draw:frame draw:style-name="gr9" draw:text-style-name="P11" draw:layer="layout" svg:width="3.302cm" svg:height="0.645cm" svg:x="10.867cm" svg:y="6.182cm">
          <draw:text-box>
            <text:p text:style-name="P10"><text:span text:style-name="T4">Illegal if SAC==0</text:span></text:p>
          </draw:text-box>
        </draw:frame>
        <draw:custom-shape draw:style-name="gr6" draw:text-style-name="P7" draw:layer="layout" svg:width="0.635cm" svg:height="2.489cm" draw:transform="rotate (1.5707963267949) translate (9.548cm 7.4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7-06-06T10:21:50.651338384</dc:date>
    <meta:editing-duration>PT51M11S</meta:editing-duration>
    <meta:editing-cycles>12</meta:editing-cycles>
    <meta:generator>LibreOffice/5.2.5.1$Linux_X86_64 LibreOffice_project/20$Build-1</meta:generator>
    <meta:document-statistic meta:object-count="31"/>
  </office:meta>
</office:document-meta>
</file>